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8000002470000022DEF47F8D6.svm"/>
  <manifest:file-entry manifest:media-type="" manifest:full-path="Pictures/20000007000002470000022D2BC5DF1D.svm"/>
  <manifest:file-entry manifest:media-type="" manifest:full-path="Pictures/2000000800002B9E0000024739127C72.svm"/>
  <manifest:file-entry manifest:media-type="" manifest:full-path="Pictures/20000008000004A800000247350DBCDC.svm"/>
  <manifest:file-entry manifest:media-type="" manifest:full-path="Pictures/2000000800000D210000022DD0C9D5D1.svm"/>
  <manifest:file-entry manifest:media-type="" manifest:full-path="Pictures/20000008000009830000022D159F2B7F.svm"/>
  <manifest:file-entry manifest:media-type="" manifest:full-path="Pictures/20000008000002470000022DF21A98E4.svm"/>
  <manifest:file-entry manifest:media-type="" manifest:full-path="Pictures/20000008000002470000022DDB072BF0.svm"/>
  <manifest:file-entry manifest:media-type="" manifest:full-path="Pictures/2000000800003A4C000026DDA87AE1E9.svm"/>
  <manifest:file-entry manifest:media-type="" manifest:full-path="Pictures/20000008000002470000022DB6D7B223.svm"/>
  <manifest:file-entry manifest:media-type="" manifest:full-path="Pictures/20000007000039E2000026A8800CCC02.svm"/>
  <manifest:file-entry manifest:media-type="" manifest:full-path="Pictures/20000008000002470000022D9BA956D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Standard" style:master-page-name="HTML"/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5" style:family="paragraph" style:parent-style-name="Heading_20_1">
      <style:text-properties fo:background-color="transparent"/>
    </style:style>
    <style:style style:name="P6" style:family="paragraph" style:parent-style-name="Text_20_body">
      <style:paragraph-properties fo:margin-top="0cm" fo:margin-bottom="0.101cm"/>
      <style:text-properties fo:font-size="12pt" style:font-size-asian="12pt" style:font-size-complex="12pt"/>
    </style:style>
    <style:style style:name="P7" style:family="paragraph" style:parent-style-name="Heading_20_2"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.101cm" fo:line-height="150%" fo:text-align="center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margin-top="0cm" fo:margin-bottom="0.101cm" fo:keep-together="always" fo:orphans="0" fo:widows="0"/>
      <style:text-properties fo:font-size="12pt" style:font-size-asian="12pt" style:font-size-complex="12pt"/>
    </style:style>
    <style:style style:name="P10" style:family="paragraph" style:parent-style-name="Heading_20_2">
      <style:text-properties fo:font-size="12pt" fo:background-color="transparen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style:font-name="Arial2" fo:font-size="12pt" fo:font-style="italic" fo:background-color="transparent" style:font-size-asian="12pt" style:font-style-asian="italic" style:font-size-complex="12pt" style:font-style-complex="italic"/>
    </style:style>
    <style:style style:name="T1" style:family="text">
      <style:text-properties style:text-line-through-style="none" style:text-underline-style="none" style:text-blinking="false" fo:background-color="transparent"/>
    </style:style>
    <style:style style:name="T2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</style:section-properties>
    </style:style>
    <style:style style:name="Sect2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- " style:num-format="1" text:start-value="12"/>
      <text:list-level-style-number text:level="2" style:num-suffix=" - " style:num-format="1" text:display-levels="2"/>
      <text:list-level-style-number text:level="3" style:num-suffix=" - " style:num-format="1" text:display-levels="3"/>
      <text:list-level-style-number text:level="4" style:num-suffix=" - " style:num-format="1" text:display-levels="4"/>
      <text:list-level-style-number text:level="5" style:num-suffix=" - " style:num-format="1" text:display-levels="5"/>
      <text:list-level-style-number text:level="6" style:num-suffix=" - " style:num-format="1" text:display-levels="6"/>
      <text:list-level-style-number text:level="7" style:num-suffix=" - " style:num-format="1" text:display-levels="7"/>
      <text:list-level-style-number text:level="8" style:num-suffix=" - " style:num-format="1" text:display-levels="8"/>
      <text:list-level-style-number text:level="9" style:num-suffix=" - " style:num-format="1" text:display-levels="9"/>
      <text:list-level-style-number text:level="10" style:num-suffix=" - " style:num-format="1" text:display-levels="10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"/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Inhalt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5f_20_5f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5f_20_5f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5f_20_5f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5f_20_5f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5f_20_5f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5f_20_5f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5f_20_5f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5f_20_5f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3" text:name="Table des matières1_Head">
                <text:p text:style-name="Contents_20_Heading">Inhalt:</text:p>
              </text:index-title>
              <text:p text:style-name="P2"><text:a xlink:type="simple" xlink:href="#1.Viewlib%7Coutline">12 - Viewlib</text:a></text:p>
              <text:p text:style-name="P3"><text:a xlink:type="simple" xlink:href="#1.1.Funktion%7Coutline">12.1 - Funktion</text:a></text:p>
              <text:p text:style-name="P3"><text:a xlink:type="simple" xlink:href="#1.2.Hauptfenster%7Coutline">12.2 - Hauptfenster</text:a></text:p>
              <text:p text:style-name="P3"><text:a xlink:type="simple" xlink:href="#1.3.Viewlib%20Werkzeugleiste%7Coutline">12.3 - Viewlib Werkzeugleiste</text:a></text:p>
            </text:index-body>
          </text:table-of-content>
          <text:p text:style-name="P4"/>
        </text:section>
      </text:section>
      <text:h text:style-name="P5" text:outline-level="1">Viewlib</text:h>
      <text:h text:style-name="Heading_20_2" text:outline-level="2">Funktion</text:h>
      <text:p text:style-name="P6"><text:span text:style-name="T1">Viewlib</text:span> erlaubt die schnelle Durchmusterung des Inhaltes von Bibliotheken.</text:p>
      <text:p text:style-name="P6"><text:span text:style-name="T1">Viewlib</text:span><text:span text:style-name="T2"> wird mit dem Icon</text:span> <draw:frame draw:style-name="fr1" draw:name="Graphic8" text:anchor-type="as-char" svg:width="0.584cm" svg:height="0.556cm" draw:z-index="0"><draw:image xlink:href="Pictures/20000008000002470000022D9BA956D2.svm" xlink:type="simple" xlink:show="embed" xlink:actuate="onLoad"/></draw:frame> gestartet.</text:p>
      <text:h text:style-name="P7" text:outline-level="2">Hauptfenster</text:h>
      <text:p text:style-name="P8"><draw:frame draw:style-name="fr2" draw:name="Graphic1" text:anchor-type="as-char" svg:width="14.923cm" svg:height="9.947cm" draw:z-index="1"><draw:image xlink:href="Pictures/2000000800003A4C000026DDA87AE1E9.svm" xlink:type="simple" xlink:show="embed" xlink:actuate="onLoad"/></draw:frame></text:p>
      <text:p text:style-name="P9">Für die schnelle Durchmusterung des Inhaltes von Bibliotheken wählt man links in der Liste die gewünschte Bibliothek aus.</text:p>
      <text:p text:style-name="P9">Der Inhalt der Bibliothek, deren Komponenten, erscheinen dann in der zweiten Spalte von links. Diese Spalte erlaubt die Auswahl der Komponenten.</text:p>
      <text:p text:style-name="P8"><draw:frame draw:style-name="fr2" draw:name="Image1" text:anchor-type="as-char" svg:width="14.817cm" svg:height="9.894cm" draw:z-index="2"><draw:image xlink:href="Pictures/20000007000039E2000026A8800CCC02.svm" xlink:type="simple" xlink:show="embed" xlink:actuate="onLoad"/></draw:frame></text:p>
      <text:p text:style-name="P8"/>
      <text:h text:style-name="P10" text:outline-level="2">Viewlib Werkzeugleiste</text:h>
      <text:p text:style-name="P8"><draw:frame draw:style-name="fr2" draw:name="Graphic3" text:anchor-type="as-char" svg:width="11.164cm" svg:height="0.584cm" draw:z-index="3"><draw:image xlink:href="Pictures/2000000800002B9E0000024739127C72.svm" xlink:type="simple" xlink:show="embed" xlink:actuate="onLoad"/></draw:frame></text:p>
      <text:p text:style-name="P6">Die Kommandos sind folgende :</text:p>
      <text:p text:style-name="P6"><draw:frame draw:style-name="fr2" draw:name="Graphic11" text:anchor-type="as-char" svg:width="0.584cm" svg:height="0.556cm" draw:z-index="4"><draw:image xlink:href="Pictures/20000008000002470000022DEF47F8D6.svm" xlink:type="simple" xlink:show="embed" xlink:actuate="onLoad"/></draw:frame> Die Auswahl der gewünschten Bibliothek (diese kann auch in der linken Spalte ausgewählt werden).</text:p>
      <text:p text:style-name="P6"><draw:frame draw:style-name="fr2" draw:name="Graphic12" text:anchor-type="as-char" svg:width="0.584cm" svg:height="0.556cm" draw:z-index="5"><draw:image xlink:href="Pictures/20000008000002470000022DDB072BF0.svm" xlink:type="simple" xlink:show="embed" xlink:actuate="onLoad"/></draw:frame> Die Auswahl der gewünschten Komponente (diese kann auch in der zweiten Spalte von links ausgewählt werden).</text:p>
      <text:p text:style-name="P6"><draw:frame draw:style-name="fr2" draw:name="Graphic4" text:anchor-type="as-char" svg:width="0.584cm" svg:height="0.556cm" draw:z-index="6"><draw:image xlink:href="Pictures/20000008000002470000022DF21A98E4.svm" xlink:type="simple" xlink:show="embed" xlink:actuate="onLoad"/></draw:frame> Zeigt die vorhergehende Komponente an.</text:p>
      <text:p text:style-name="P6"><draw:frame draw:style-name="fr2" draw:name="Graphic5" text:anchor-type="as-char" svg:width="0.584cm" svg:height="0.556cm" draw:z-index="7"><draw:image xlink:href="Pictures/20000008000002470000022DB6D7B223.svm" xlink:type="simple" xlink:show="embed" xlink:actuate="onLoad"/></draw:frame> Zeigt die nachfolgende Komponente an.</text:p>
      <text:p text:style-name="P6"><draw:frame draw:style-name="fr2" draw:name="Graphic6" text:anchor-type="as-char" svg:width="2.432cm" svg:height="0.556cm" draw:z-index="8"><draw:image xlink:href="Pictures/20000008000009830000022D159F2B7F.svm" xlink:type="simple" xlink:show="embed" xlink:actuate="onLoad"/></draw:frame> Vergrößerungseinstellung.</text:p>
      <text:p text:style-name="P6"/>
      <text:p text:style-name="P6"><draw:frame draw:style-name="fr2" draw:name="Graphic7" text:anchor-type="as-char" svg:width="1.191cm" svg:height="0.584cm" draw:z-index="11"><draw:image xlink:href="Pictures/20000008000004A800000247350DBCDC.svm" xlink:type="simple" xlink:show="embed" xlink:actuate="onLoad"/></draw:frame> Auswahl der normalen oder konvertierten « de Morgan » Darstellung, falls diese existiert.</text:p>
      <text:p text:style-name="P6"/>
      <text:p text:style-name="P6"><draw:frame draw:style-name="fr2" draw:name="Graphic9" text:anchor-type="as-char" svg:width="3.358cm" svg:height="0.556cm" draw:z-index="9"><draw:image xlink:href="Pictures/2000000800000D210000022DD0C9D5D1.svm" xlink:type="simple" xlink:show="embed" xlink:actuate="onLoad"/></draw:frame> Auswahl eines Teils eines aus mehreren Bestandteilen bestehenden Bauteils.</text:p>
      <text:p text:style-name="P6"><draw:frame draw:style-name="fr2" draw:name="Image2" text:anchor-type="as-char" svg:width="0.584cm" svg:height="0.556cm" draw:z-index="10"><draw:image xlink:href="Pictures/20000007000002470000022D2BC5DF1D.svm" xlink:type="simple" xlink:show="embed" xlink:actuate="onLoad"/></draw:frame> Zeigt die dazugehörige Dokumentation an (falls diese existiert, teilweise ist eine Online-Verbindung notwendig).</text:p>
      <text:p text:style-name="P11"/>
      <text:p text:style-name="P12">Deutsche Übersetzung (uwe.knietzsch@tarnsat.d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199cm" fo:text-align="justify" style:justify-single-word="false" fo:orphans="2" fo:widows="2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fo:break-before="auto" fo:break-after="auto" fo:keep-with-next="auto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Arial2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CHEHIKIAN</meta:initial-creator>
    <meta:creation-date>1996-09-24T15:10:00</meta:creation-date>
    <dc:creator>a b</dc:creator>
    <dc:date>2007-05-25T00:50:36</dc:date>
    <dc:language>fr-FR</dc:language>
    <meta:editing-cycles>24</meta:editing-cycles>
    <meta:editing-duration>PT35M8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0" meta:page-count="2" meta:paragraph-count="27" meta:word-count="153" meta:character-count="1189"/>
  </office:meta>
</office:document-meta>
</file>